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Code Nerd Font Mono SemBd" svg:font-family="'FiraCode Nerd Font Mono SemBd'"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ad61" officeooo:paragraph-rsid="000dad61"/>
    </style:style>
    <style:style style:name="P2" style:family="paragraph" style:parent-style-name="Standard">
      <style:text-properties fo:color="#c9211e" loext:opacity="100%" fo:font-size="25pt" officeooo:rsid="000dad61" officeooo:paragraph-rsid="000dad61" style:font-size-asian="25pt" style:font-size-complex="25pt"/>
    </style:style>
    <style:style style:name="P3" style:family="paragraph" style:parent-style-name="Standard">
      <style:text-properties fo:color="#c9211e" loext:opacity="100%" officeooo:rsid="000dad61" officeooo:paragraph-rsid="000dad61"/>
    </style:style>
    <style:style style:name="P4" style:family="paragraph" style:parent-style-name="Standard">
      <style:text-properties fo:color="#c9211e" loext:opacity="100%" fo:font-size="15pt" officeooo:rsid="000dad61" officeooo:paragraph-rsid="000dad61" style:font-size-asian="15pt" style:font-size-complex="15pt"/>
    </style:style>
    <style:style style:name="P5" style:family="paragraph" style:parent-style-name="Standard">
      <style:text-properties fo:color="#c9211e" loext:opacity="100%" fo:font-style="italic" style:text-underline-style="solid" style:text-underline-width="auto" style:text-underline-color="font-color" officeooo:rsid="00136ba9" officeooo:paragraph-rsid="00136ba9" style:font-style-asian="italic" style:font-style-complex="italic"/>
    </style:style>
    <style:style style:name="P6" style:family="paragraph" style:parent-style-name="Standard">
      <style:text-properties fo:color="#c9211e" loext:opacity="100%" fo:font-style="normal" style:text-underline-style="none" officeooo:rsid="00181743" officeooo:paragraph-rsid="00181743" style:font-style-asian="normal" style:font-style-complex="normal"/>
    </style:style>
    <style:style style:name="P7" style:family="paragraph" style:parent-style-name="Standard">
      <style:text-properties fo:font-style="italic" style:text-underline-style="solid" style:text-underline-width="auto" style:text-underline-color="font-color" officeooo:rsid="000dad61" officeooo:paragraph-rsid="000dad61" style:font-style-asian="italic" style:font-style-complex="italic"/>
    </style:style>
    <style:style style:name="P8" style:family="paragraph" style:parent-style-name="Standard">
      <style:text-properties fo:font-style="italic" style:text-underline-style="solid" style:text-underline-width="auto" style:text-underline-color="font-color" officeooo:rsid="000eba87" officeooo:paragraph-rsid="000eba87" style:font-style-asian="italic" style:font-style-complex="italic"/>
    </style:style>
    <style:style style:name="P9" style:family="paragraph" style:parent-style-name="Standard">
      <style:text-properties fo:font-style="italic" style:text-underline-style="solid" style:text-underline-width="auto" style:text-underline-color="font-color" officeooo:rsid="00108162" officeooo:paragraph-rsid="00108162" style:font-style-asian="italic" style:font-style-complex="italic"/>
    </style:style>
    <style:style style:name="P10" style:family="paragraph" style:parent-style-name="Standard">
      <style:text-properties fo:font-style="italic" style:text-underline-style="solid" style:text-underline-width="auto" style:text-underline-color="font-color" officeooo:rsid="00120568" officeooo:paragraph-rsid="00120568" style:font-style-asian="italic" style:font-style-complex="italic"/>
    </style:style>
    <style:style style:name="P11" style:family="paragraph" style:parent-style-name="Standard">
      <style:text-properties fo:font-style="italic" style:text-underline-style="solid" style:text-underline-width="auto" style:text-underline-color="font-color" officeooo:rsid="00136ba9" officeooo:paragraph-rsid="00136ba9" style:font-style-asian="italic" style:font-style-complex="italic"/>
    </style:style>
    <style:style style:name="P12" style:family="paragraph" style:parent-style-name="Standard">
      <style:text-properties fo:font-style="italic" style:text-underline-style="solid" style:text-underline-width="auto" style:text-underline-color="font-color" officeooo:rsid="0014a6e7" officeooo:paragraph-rsid="0014a6e7" style:font-style-asian="italic" style:font-style-complex="italic"/>
    </style:style>
    <style:style style:name="P13" style:family="paragraph" style:parent-style-name="Standard">
      <style:text-properties fo:font-style="normal" style:text-underline-style="none" officeooo:rsid="00136ba9" officeooo:paragraph-rsid="00136ba9" style:font-style-asian="normal" style:font-style-complex="normal"/>
    </style:style>
    <style:style style:name="P14" style:family="paragraph" style:parent-style-name="Standard">
      <style:text-properties fo:font-style="normal" style:text-underline-style="none" officeooo:rsid="0014a6e7" officeooo:paragraph-rsid="0014a6e7" style:font-style-asian="normal" style:font-style-complex="normal"/>
    </style:style>
    <style:style style:name="P15" style:family="paragraph" style:parent-style-name="Standard">
      <style:text-properties style:use-window-font-color="true" loext:opacity="0%" fo:font-style="normal" style:text-underline-style="none" officeooo:rsid="00181743" officeooo:paragraph-rsid="00181743" style:font-style-asian="normal" style:font-style-complex="normal"/>
    </style:style>
    <style:style style:name="P16" style:family="paragraph" style:parent-style-name="Standard">
      <style:text-properties style:use-window-font-color="true" loext:opacity="0%" fo:font-style="normal" style:text-underline-style="none" officeooo:rsid="0019701c" officeooo:paragraph-rsid="0019701c" style:font-style-asian="normal" style:font-style-complex="normal"/>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officeooo:rsid="000e2f14"/>
    </style:style>
    <style:style style:name="T4" style:family="text">
      <style:text-properties officeooo:rsid="00108162"/>
    </style:style>
    <style:style style:name="T5" style:family="text">
      <style:text-properties officeooo:rsid="00162a97"/>
    </style:style>
    <style:style style:name="T6" style:family="text">
      <style:text-properties officeooo:rsid="001970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utils Mathématiques de gestion </text:p>
      <text:p text:style-name="P1"/>
      <text:p text:style-name="P1">3 CHP a voir donc intense attention </text:p>
      <text:p text:style-name="P1"/>
      <text:p text:style-name="P4">CHAPITRE 1 : </text:p>
      <text:p text:style-name="P1"/>
      <text:p text:style-name="P1">- les compétences à connaître sont sur Elearn (objectifs pédagogiques)</text:p>
      <text:p text:style-name="P1"/>
      <text:p text:style-name="P3">I-/ Vocabulaire : </text:p>
      <text:p text:style-name="P1"/>
      <text:p text:style-name="P1"><text:span text:style-name="T1">Capitalisation : </text:span>calculer combien vaudra une somme d’argent plus tard en tenant compte des intérês </text:p>
      <text:p text:style-name="P1"/>
      <text:p text:style-name="P1"><text:span text:style-name="T1">Actualisation :</text:span> déteriner la valeur aujourd’hui (VA) d’une somme d’argent dont la valeur future est connue. </text:p>
      <text:p text:style-name="P1"/>
      <text:p text:style-name="P7">Intérêts Smple : <text:span text:style-name="T2"><text:s/>Attention, en finance le mot capital doit être compris comme une Somme d’argent empruntée ou placée. Les intrpets somple sont des intérêts calculés uniquement sur le mitant du capital sans tenir compte des intérêts perçus antérieurement.</text:span></text:p>
      <text:p text:style-name="P7"><text:span text:style-name="T2">Calcul sur l’apport de base et non pas sur le cumul des intérếts qui sont sur les apports. </text:span></text:p>
      <text:p text:style-name="P7"><text:span text:style-name="T2">Dans la vraie vie, les intérếts simples sont très peu utilisés. </text:span></text:p>
      <text:p text:style-name="P1"/>
      <text:p text:style-name="P1"><text:span text:style-name="T1">Intérêts Composés :</text:span> (livret A), <text:span text:style-name="T3">sont calculés sur le motnant du capital majoré des intérts perçu antérieurement. </text:span></text:p>
      <text:p text:style-name="P1"/>
      <text:p text:style-name="P8">Taux Pr<text:span text:style-name="T4">o</text:span>portionnel : <text:span text:style-name="T2"><text:s/>Calcul : t(k) = t/k</text:span></text:p>
      <text:p text:style-name="P8"/>
      <text:p text:style-name="P8">Taux équivalent : <text:span text:style-name="T2"><text:s/>Calcul : t(k) = (1+t)⁽¹/k⁾ - 1</text:span></text:p>
      <text:p text:style-name="P8"><text:span text:style-name="T2"><text:tab/><text:tab/><text:tab/>((1+t) exposant (1/k)) -1</text:span></text:p>
      <text:p text:style-name="P8"><text:span text:style-name="T2"/></text:p>
      <text:p text:style-name="P9"><text:span text:style-name="T2">Pour les taux voir les défnition complexes sut le cours </text:span></text:p>
      <text:p text:style-name="P9"><text:span text:style-name="T2"/></text:p>
      <text:p text:style-name="P10"><text:span text:style-name="T2">Calculatrice pour le partiel</text:span></text:p>
      <text:p text:style-name="P10"><text:span text:style-name="T2"/></text:p>
      <text:p text:style-name="P5"><text:span text:style-name="T2">II-/ Placement d’une somme d’argent:</text:span></text:p>
      <text:p text:style-name="P11"><text:span text:style-name="T2"/></text:p>
      <text:p text:style-name="P11">A. Calculer la valeur acquise : </text:p>
      <text:p text:style-name="P13"/>
      <text:p text:style-name="P13">Si on calcule va alors on nous donne c,n,t </text:p>
      <text:p text:style-name="P13">Nous aurons toujour sdes équations à une inconnu </text:p>
      <text:p text:style-name="P13"/>
      <text:p text:style-name="P13">Calcul : </text:p>
      <text:p text:style-name="P13"><text:tab/><text:tab/>valeur acquise au bout de n périodes = C(0)x(1+t)^n</text:p>
      <text:p text:style-name="P13"/>
      <text:p text:style-name="P11">B. Calculer la valeur actuelle : </text:p>
      <text:p text:style-name="P13"><text:s/></text:p>
      <text:p text:style-name="P13">Si C(n) = C(0)x(1+t)^n</text:p>
      <text:p text:style-name="P13"/>
      <text:p text:style-name="P13">Alors Valeur actuelle [C(0)] = C(n)x(1+t)^-n</text:p>
      <text:p text:style-name="P13"/>
      <text:p text:style-name="P11">C. Determiner le temps de placement :</text:p>
      <text:p text:style-name="P13"><text:soft-page-break/>Nbr de périodes = log[C(n)/C(0)] / log(1+t)</text:p>
      <text:p text:style-name="P13"/>
      <text:p text:style-name="P12">D. Taux de placement :</text:p>
      <text:p text:style-name="P14"/>
      <text:p text:style-name="P14"><text:span text:style-name="T5">Calcul = </text:span>[[C(n)/C(0)]¹/n ]-1</text:p>
      <text:p text:style-name="P14"/>
      <text:p text:style-name="P6">III-/ Pl<text:span text:style-name="T6">a</text:span>cement d’un suite de sommes d’argent constante :</text:p>
      <text:p text:style-name="P15"/>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Code Nerd Font Mono SemBd" svg:font-family="'FiraCode Nerd Font Mono SemBd'"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2:05:34.671246343</meta:creation-date>
    <dc:date>2024-02-13T12:25:19.657553596</dc:date>
    <meta:editing-duration>PT1H57M37S</meta:editing-duration>
    <meta:editing-cycles>10</meta:editing-cycles>
    <meta:generator>LibreOffice/7.4.7.2$Linux_X86_64 LibreOffice_project/40$Build-2</meta:generator>
    <meta:document-statistic meta:table-count="0" meta:image-count="0" meta:object-count="0" meta:page-count="2" meta:paragraph-count="31" meta:word-count="270" meta:character-count="1610" meta:non-whitespace-character-count="1350"/>
  </office:meta>
</office:document-meta>
</file>